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>
            <text:p>Nuestro X</text:p>
          </table:table-cell>
          <table:table-cell table:style-name="Default" office:value-type="string">
            <text:p><text:s/>openCV X</text:p>
          </table:table-cell>
          <table:table-cell table:style-name="Default" office:value-type="string">
            <text:p><text:s/>Nuestro Y</text:p>
          </table:table-cell>
          <table:table-cell table:style-name="Default" office:value-type="string">
            <text:p><text:s/>OpenCV Y</text:p>
          </table:table-cell>
          <table:table-cell table:style-name="Default" office:value-type="string">
            <text:p><text:s/>Nuestro XY</text:p>
          </table:table-cell>
          <table:table-cell table:style-name="Default" office:value-type="string">
            <text:p><text:s/>OpenCV XY</text:p>
          </table:table-cell>
        </table:table-row>
        <table:table-row table:style-name="ro1">
          <table:table-cell office:value-type="string">
            <text:p>640x480</text:p>
          </table:table-cell>
          <table:table-cell office:value-type="float" office:value="10904.98595">
            <text:p>10905</text:p>
          </table:table-cell>
          <table:table-cell office:value-type="float" office:value="12168.246">
            <text:p>12168</text:p>
          </table:table-cell>
          <table:table-cell office:value-type="float" office:value="7878.0327">
            <text:p>7878</text:p>
          </table:table-cell>
          <table:table-cell office:value-type="float" office:value="11911.89375">
            <text:p>11912</text:p>
          </table:table-cell>
          <table:table-cell office:value-type="float" office:value="13738.53425">
            <text:p>13739</text:p>
          </table:table-cell>
          <table:table-cell office:value-type="float" office:value="11306.3951">
            <text:p>11306</text:p>
          </table:table-cell>
        </table:table-row>
        <table:table-row table:style-name="ro1">
          <table:table-cell office:value-type="string">
            <text:p>1001x1310</text:p>
          </table:table-cell>
          <table:table-cell office:value-type="float" office:value="41762.9502">
            <text:p>41763</text:p>
          </table:table-cell>
          <table:table-cell office:value-type="float" office:value="48120.02795">
            <text:p>48120</text:p>
          </table:table-cell>
          <table:table-cell office:value-type="float" office:value="30853.93225">
            <text:p>30854</text:p>
          </table:table-cell>
          <table:table-cell office:value-type="float" office:value="44773.71175">
            <text:p>44774</text:p>
          </table:table-cell>
          <table:table-cell office:value-type="float" office:value="53782.69325">
            <text:p>53783</text:p>
          </table:table-cell>
          <table:table-cell office:value-type="float" office:value="44377.8241">
            <text:p>44378</text:p>
          </table:table-cell>
        </table:table-row>
        <table:table-row table:style-name="ro1">
          <table:table-cell office:value-type="string">
            <text:p>3456x2304</text:p>
          </table:table-cell>
          <table:table-cell office:value-type="float" office:value="270607.4554">
            <text:p>270607</text:p>
          </table:table-cell>
          <table:table-cell office:value-type="float" office:value="308261.08585">
            <text:p>308261</text:p>
          </table:table-cell>
          <table:table-cell office:value-type="float" office:value="198990.857">
            <text:p>198991</text:p>
          </table:table-cell>
          <table:table-cell office:value-type="float" office:value="278596.5199">
            <text:p>278597</text:p>
          </table:table-cell>
          <table:table-cell office:value-type="float" office:value="361193.6746">
            <text:p>361194</text:p>
          </table:table-cell>
          <table:table-cell office:value-type="float" office:value="289315.10335">
            <text:p>289315</text:p>
          </table:table-cell>
        </table:table-row>
        <table:table-row table:style-name="ro1">
          <table:table-cell office:value-type="string">
            <text:p>3872x2592</text:p>
          </table:table-cell>
          <table:table-cell office:value-type="float" office:value="331254">
            <text:p>331254</text:p>
          </table:table-cell>
          <table:table-cell office:value-type="float" office:value="364100">
            <text:p>364100</text:p>
          </table:table-cell>
          <table:table-cell office:value-type="float" office:value="231135">
            <text:p>231135</text:p>
          </table:table-cell>
          <table:table-cell office:value-type="float" office:value="328339">
            <text:p>328339</text:p>
          </table:table-cell>
          <table:table-cell office:value-type="float" office:value="417291">
            <text:p>417291</text:p>
          </table:table-cell>
          <table:table-cell office:value-type="float" office:value="337639">
            <text:p>337639</text:p>
          </table:table-cell>
        </table:table-row>
        <table:table-row table:style-name="ro1">
          <table:table-cell office:value-type="string">
            <text:p>3768x3956</text:p>
          </table:table-cell>
          <table:table-cell office:value-type="float" office:value="420008.14025">
            <text:p>420008</text:p>
          </table:table-cell>
          <table:table-cell office:value-type="float" office:value="469646.1272">
            <text:p>469646</text:p>
          </table:table-cell>
          <table:table-cell office:value-type="float" office:value="320269.0118">
            <text:p>320269</text:p>
          </table:table-cell>
          <table:table-cell office:value-type="float" office:value="456773.2812">
            <text:p>456773</text:p>
          </table:table-cell>
          <table:table-cell office:value-type="float" office:value="540829.2424">
            <text:p>540829</text:p>
          </table:table-cell>
          <table:table-cell office:value-type="float" office:value="438052.44595">
            <text:p>438052</text:p>
          </table:table-cell>
        </table:table-row>
        <table:table-row table:style-name="ro1">
          <table:table-cell office:value-type="string">
            <text:p>5035x3339</text:p>
          </table:table-cell>
          <table:table-cell office:value-type="float" office:value="560764.65165">
            <text:p>560765</text:p>
          </table:table-cell>
          <table:table-cell office:value-type="float" office:value="643465.14745">
            <text:p>643465</text:p>
          </table:table-cell>
          <table:table-cell office:value-type="float" office:value="444174.9547">
            <text:p>444175</text:p>
          </table:table-cell>
          <table:table-cell office:value-type="float" office:value="596529.72895">
            <text:p>596530</text:p>
          </table:table-cell>
          <table:table-cell office:value-type="float" office:value="757474.1874">
            <text:p>757474</text:p>
          </table:table-cell>
          <table:table-cell office:value-type="float" office:value="591448.42525">
            <text:p>591448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>
            <draw:frame table:end-cell-address="Sheet1.L28" table:end-x="0.8563in" table:end-y="0.1567in" draw:z-index="0" draw:style-name="gr1" svg:width="7.9795in" svg:height="3.3327in" svg:x="0.878in" svg:y="0.1878in">
              <draw:object draw:notify-on-update-of-ranges="Sheet1.A1:Sheet1.A1 Sheet1.A2:Sheet1.A7 Sheet1.B1:Sheet1.B1 Sheet1.B2:Sheet1.B7 Sheet1.C1:Sheet1.C1 Sheet1.C2:Sheet1.C7 Sheet1.D1:Sheet1.D1 Sheet1.D2:Sheet1.D7 Sheet1.E1:Sheet1.E1 Sheet1.E2:Sheet1.E7 Sheet1.F1:Sheet1.F1 Sheet1.F2:Sheet1.F7 Sheet1.G1:Sheet1.G1 Sheet1.G2:Sheet1.G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6">10/06/2009</text:date>, <text:time>09:5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6T09:31:59</meta:creation-date>
    <dc:date>2009-10-06T09:58:27</dc:date>
    <meta:editing-duration>PT00H26M29S</meta:editing-duration>
    <meta:editing-cycles>3</meta:editing-cycles>
    <meta:generator>OpenOffice.org/3.0$Linux OpenOffice.org_project/300m15$Build-9379</meta:generator>
    <meta:document-statistic meta:table-count="3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0.269cm" svg:height="8.466cm" chart:class="chart:bar" chart:style-name="ch1">
        <chart:title svg:x="8.626cm" svg:y="0.169cm" chart:style-name="ch2">
          <text:p>Ciclos del CPU</text:p>
        </chart:title>
        <chart:legend chart:legend-position="end" svg:x="17.574cm" svg:y="2.777cm" chart:style-name="ch3"/>
        <chart:plot-area chart:style-name="ch4" table:cell-range-address="Sheet1.A1:Sheet1.G7" chart:data-source-has-labels="both" svg:x="0.405cm" svg:y="0.921cm" svg:width="16.765cm" svg:height="7.207cm">
          <chart:axis chart:dimension="x" chart:name="primary-x" chart:style-name="ch5">
            <chart:categories table:cell-range-address="Sheet1.A2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7" chart:label-cell-address="Sheet1.B1:Sheet1.B1" chart:class="chart:bar">
            <chart:data-point chart:repeated="6"/>
          </chart:series>
          <chart:series chart:style-name="ch9" chart:values-cell-range-address="Sheet1.C2:Sheet1.C7" chart:label-cell-address="Sheet1.C1:Sheet1.C1" chart:class="chart:bar">
            <chart:data-point chart:repeated="6"/>
          </chart:series>
          <chart:series chart:style-name="ch10" chart:values-cell-range-address="Sheet1.D2:Sheet1.D7" chart:label-cell-address="Sheet1.D1:Sheet1.D1" chart:class="chart:bar">
            <chart:data-point chart:repeated="6"/>
          </chart:series>
          <chart:series chart:style-name="ch11" chart:values-cell-range-address="Sheet1.E2:Sheet1.E7" chart:label-cell-address="Sheet1.E1:Sheet1.E1" chart:class="chart:bar">
            <chart:data-point chart:repeated="6"/>
          </chart:series>
          <chart:series chart:style-name="ch12" chart:values-cell-range-address="Sheet1.F2:Sheet1.F7" chart:label-cell-address="Sheet1.F1:Sheet1.F1" chart:class="chart:bar">
            <chart:data-point chart:repeated="6"/>
          </chart:series>
          <chart:series chart:style-name="ch13" chart:values-cell-range-address="Sheet1.G2:Sheet1.G7" chart:label-cell-address="Sheet1.G1:Sheet1.G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Nuestro X</text:p>
              </table:table-cell>
              <table:table-cell office:value-type="string">
                <text:p text:id="Sheet1.C1:Sheet1.C1"> openCV X</text:p>
              </table:table-cell>
              <table:table-cell office:value-type="string">
                <text:p text:id="Sheet1.D1:Sheet1.D1"> Nuestro Y</text:p>
              </table:table-cell>
              <table:table-cell office:value-type="string">
                <text:p text:id="Sheet1.E1:Sheet1.E1"> OpenCV Y</text:p>
              </table:table-cell>
              <table:table-cell office:value-type="string">
                <text:p text:id="Sheet1.F1:Sheet1.F1"> Nuestro XY</text:p>
              </table:table-cell>
              <table:table-cell office:value-type="string">
                <text:p text:id="Sheet1.G1:Sheet1.G1"> OpenCV XY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7">640x480</text:p>
              </table:table-cell>
              <table:table-cell office:value-type="float" office:value="10904.98595">
                <text:p text:id="Sheet1.B2:Sheet1.B7">10904.98595</text:p>
              </table:table-cell>
              <table:table-cell office:value-type="float" office:value="12168.246">
                <text:p text:id="Sheet1.C2:Sheet1.C7">12168.246</text:p>
              </table:table-cell>
              <table:table-cell office:value-type="float" office:value="7878.0327">
                <text:p text:id="Sheet1.D2:Sheet1.D7">7878.0327</text:p>
              </table:table-cell>
              <table:table-cell office:value-type="float" office:value="11911.89375">
                <text:p text:id="Sheet1.E2:Sheet1.E7">11911.89375</text:p>
              </table:table-cell>
              <table:table-cell office:value-type="float" office:value="13738.53425">
                <text:p text:id="Sheet1.F2:Sheet1.F7">13738.53425</text:p>
              </table:table-cell>
              <table:table-cell office:value-type="float" office:value="11306.3951">
                <text:p text:id="Sheet1.G2:Sheet1.G7">11306.3951</text:p>
              </table:table-cell>
            </table:table-row>
            <table:table-row>
              <table:table-cell office:value-type="string">
                <text:p>1001x1310</text:p>
              </table:table-cell>
              <table:table-cell office:value-type="float" office:value="41762.9502">
                <text:p>41762.9502</text:p>
              </table:table-cell>
              <table:table-cell office:value-type="float" office:value="48120.02795">
                <text:p>48120.02795</text:p>
              </table:table-cell>
              <table:table-cell office:value-type="float" office:value="30853.93225">
                <text:p>30853.93225</text:p>
              </table:table-cell>
              <table:table-cell office:value-type="float" office:value="44773.71175">
                <text:p>44773.71175</text:p>
              </table:table-cell>
              <table:table-cell office:value-type="float" office:value="53782.69325">
                <text:p>53782.69325</text:p>
              </table:table-cell>
              <table:table-cell office:value-type="float" office:value="44377.8241">
                <text:p>44377.8241</text:p>
              </table:table-cell>
            </table:table-row>
            <table:table-row>
              <table:table-cell office:value-type="string">
                <text:p>3456x2304</text:p>
              </table:table-cell>
              <table:table-cell office:value-type="float" office:value="270607.4554">
                <text:p>270607.4554</text:p>
              </table:table-cell>
              <table:table-cell office:value-type="float" office:value="308261.08585">
                <text:p>308261.08585</text:p>
              </table:table-cell>
              <table:table-cell office:value-type="float" office:value="198990.857">
                <text:p>198990.857</text:p>
              </table:table-cell>
              <table:table-cell office:value-type="float" office:value="278596.5199">
                <text:p>278596.5199</text:p>
              </table:table-cell>
              <table:table-cell office:value-type="float" office:value="361193.6746">
                <text:p>361193.6746</text:p>
              </table:table-cell>
              <table:table-cell office:value-type="float" office:value="289315.10335">
                <text:p>289315.10335</text:p>
              </table:table-cell>
            </table:table-row>
            <table:table-row>
              <table:table-cell office:value-type="string">
                <text:p>3872x2592</text:p>
              </table:table-cell>
              <table:table-cell office:value-type="float" office:value="331254">
                <text:p>331254</text:p>
              </table:table-cell>
              <table:table-cell office:value-type="float" office:value="364100">
                <text:p>364100</text:p>
              </table:table-cell>
              <table:table-cell office:value-type="float" office:value="231135">
                <text:p>231135</text:p>
              </table:table-cell>
              <table:table-cell office:value-type="float" office:value="328339">
                <text:p>328339</text:p>
              </table:table-cell>
              <table:table-cell office:value-type="float" office:value="417291">
                <text:p>417291</text:p>
              </table:table-cell>
              <table:table-cell office:value-type="float" office:value="337639">
                <text:p>337639</text:p>
              </table:table-cell>
            </table:table-row>
            <table:table-row>
              <table:table-cell office:value-type="string">
                <text:p>3768x3956</text:p>
              </table:table-cell>
              <table:table-cell office:value-type="float" office:value="420008.14025">
                <text:p>420008.14025</text:p>
              </table:table-cell>
              <table:table-cell office:value-type="float" office:value="469646.1272">
                <text:p>469646.1272</text:p>
              </table:table-cell>
              <table:table-cell office:value-type="float" office:value="320269.0118">
                <text:p>320269.0118</text:p>
              </table:table-cell>
              <table:table-cell office:value-type="float" office:value="456773.2812">
                <text:p>456773.2812</text:p>
              </table:table-cell>
              <table:table-cell office:value-type="float" office:value="540829.2424">
                <text:p>540829.2424</text:p>
              </table:table-cell>
              <table:table-cell office:value-type="float" office:value="438052.44595">
                <text:p>438052.44595</text:p>
              </table:table-cell>
            </table:table-row>
            <table:table-row>
              <table:table-cell office:value-type="string">
                <text:p>5035x3339</text:p>
              </table:table-cell>
              <table:table-cell office:value-type="float" office:value="560764.65165">
                <text:p>560764.65165</text:p>
              </table:table-cell>
              <table:table-cell office:value-type="float" office:value="643465.14745">
                <text:p>643465.14745</text:p>
              </table:table-cell>
              <table:table-cell office:value-type="float" office:value="444174.9547">
                <text:p>444174.9547</text:p>
              </table:table-cell>
              <table:table-cell office:value-type="float" office:value="596529.72895">
                <text:p>596529.72895</text:p>
              </table:table-cell>
              <table:table-cell office:value-type="float" office:value="757474.1874">
                <text:p>757474.1874</text:p>
              </table:table-cell>
              <table:table-cell office:value-type="float" office:value="591448.42525">
                <text:p>591448.42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